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ez Ciebie nic nie mogę zrob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mogę zrobić nic, by bardziej godnym być</text:span><text:span text:style-name="T1"><text:line-break/></text:span><text:span text:style-name="T1">obecności Twej, w sercu my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darmo rozlewa się Twa ła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grodą miłości jest mił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dar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6-05-16T22:10:30.833000000</dc:date>
    <dc:language>pl-PL</dc:language>
    <meta:editing-cycles>66</meta:editing-cycles>
    <meta:editing-duration>PT1H36M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